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Die Brenner sind jetzt einige Wochen auf meistens 30% gelaufen. Kamin Schwarz, Ofentürchen Schwarz, Asche Braun Schwarz, krümelig. Lässt sich mit den Fingern fein zerreib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mintürchen: feiner, schwarzer Belag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inkt beim Öffnen der Ofentüre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date" office:date-value="2024-10-15" calcext:value-type="date">
            <text:p>2024-10-1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u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%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Boch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%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sche im Brenner unten etwas weg gedrückt.</text:p>
          </table:table-cell>
          <table:table-cell table:number-columns-repeated="5"/>
          <table:table-cell office:value-type="string" calcext:value-type="string">
            <text:p>Asche im Brenner unten etwas weg gedrückt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1 Kamin Türchen gewas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ing nicht mit modulieren, zuwarte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6:54:48.051000000</meta:creation-date>
    <dc:date>2024-10-16T21:35:35.494000000</dc:date>
    <meta:editing-duration>P1DT4H40M46S</meta:editing-duration>
    <meta:editing-cycles>2</meta:editing-cycles>
    <meta:generator>LibreOffice/24.2.6.2$Windows_X86_64 LibreOffice_project/ef66aa7e36a1bb8e65bfbc63aba53045a14d0871</meta:generator>
    <meta:document-statistic meta:table-count="1" meta:cell-count="16" meta:object-count="0"/>
  </office:meta>
</office:document-meta>
</file>